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nsual Movie Doc</text:h>
      <text:p text:style-name="P2"/>
      <text:h text:style-name="Heading_20_2" text:outline-level="2">Pflichtenheft</text:h>
      <text:h text:style-name="Heading_20_3" text:outline-level="3">1. Zielbestimmung</text:h>
      <text:p text:style-name="Text_20_body">Das Ziel des Projektes „Sensual Movie Doc“ ist es, Kunden über das Internet eine Plattform zu bieten, über die Sie die Filme, die angeboten werden, gegen entsprechendes Entgelt herunterladen können. </text:p>
      <text:p text:style-name="Text_20_body">Dafür muss sich der Kunde vorher registrieren und sich für ein Abonnement seiner Wahl entscheiden. </text:p>
      <text:p text:style-name="Text_20_body">Die Filme werden auf dem lokalen Server gehostet und von dort heruntergeladen. </text:p>
      <text:h text:style-name="Heading_20_3" text:outline-level="3">1.1 Musskriterien</text:h>
      <text:list xml:id="list29146683" text:style-name="L2">
        <text:list-item>
          <text:p text:style-name="P4">Ein Kunde kann sich mit Name und Anschrift registrieren</text:p>
        </text:list-item>
        <text:list-item>
          <text:p text:style-name="P4">Es gibt eine Übersicht aller Filme die zum Ausleih zur Verfügung stehen</text:p>
        </text:list-item>
        <text:list-item>
          <text:p text:style-name="P4">Der Kunde kann für jeden Film direkt die ihm entstehenden Kosten sehen</text:p>
        </text:list-item>
        <text:list-item>
          <text:p text:style-name="P4">Hat ein Kunde die Rechte an einem Filmdownload erworben, kann er den Film jederzeit herunterladen</text:p>
        </text:list-item>
        <text:list-item>
          <text:p text:style-name="P4">Download-Links für Filme funktionieren nur für berechtigte Kunden</text:p>
        </text:list-item>
        <text:list-item>
          <text:p text:style-name="P4">Kündigt ein Kunde sein Abonnement bleiben individuell erworbene Filme weiterhin erhalten</text:p>
        </text:list-item>
      </text:list>
      <text:list xml:id="list29124864" text:style-name="L1">
        <text:list-item>
          <text:p text:style-name="P3">Filme können in einem Backend von Mitarbeitern hochgeladen und konfiguriert werden</text:p>
        </text:list-item>
        <text:list-item>
          <text:p text:style-name="P3">Der Kunde kann aus angebotenen Zahlungsmöglichkeiten wählen</text:p>
        </text:list-item>
        <text:list-item>
          <text:p text:style-name="P3">Der Kunde kann seine bisherigen Transaktionen sehen</text:p>
        </text:list-item>
      </text:list>
      <text:p text:style-name="Text_20_body"/>
      <text:h text:style-name="Heading_20_3" text:outline-level="3">1.2. Sollkriterien</text:h>
      <text:list xml:id="list29241379" text:style-name="L3">
        <text:list-item>
          <text:p text:style-name="P5">Es gibt verschiedene Abonnement-Möglichkeiten, die entweder ein Filmkontingent beinhalten oder einen speziellen Preis pro Film beinhalten, oder eine Kombination aus beidem</text:p>
        </text:list-item>
        <text:list-item>
          <text:p text:style-name="P5">Als Zahlungsmöglichkeiten gibt es Lastschrift, Kreditkarte oder PayPal.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08:38:03.97</meta:creation-date>
    <meta:document-statistic meta:table-count="0" meta:image-count="0" meta:object-count="0" meta:page-count="1" meta:paragraph-count="19" meta:word-count="200" meta:character-count="1350"/>
    <dc:date>2012-10-26T09:15:04.46</dc:date>
    <meta:editing-duration>PT6M18S</meta:editing-duration>
    <meta:editing-cycles>1</meta:editing-cycles>
    <meta:generator>OpenOffice.org/3.3$Win32 OpenOffice.org_project/330m20$Build-9567</meta:generator>
  </office:meta>
</office:document-meta>
</file>